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1645" officeooo:paragraph-rsid="000616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tex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9T01:27:50.014939170</meta:creation-date>
    <dc:date>2024-05-19T01:28:08.105600460</dc:date>
    <meta:editing-duration>PT18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1" meta:word-count="2" meta:character-count="9" meta:non-whitespace-character-count="8"/>
  </office:meta>
</office:document-meta>
</file>